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10 Pitch" svg:font-family="'Courier 10 Pitch'" style:font-pitch="fixed"/>
    <style:font-face style:name="Liberation Serif" svg:font-family="'Liberation Serif'" style:font-family-generic="roman" style:font-pitch="variable"/>
    <style:font-face style:name="DejaVu Sans3"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Condensed Oblique" style:font-family-generic="swiss" style:font-pitch="variable"/>
    <style:font-face style:name="DejaVu Sans" svg:font-family="'DejaVu Sans'" style:font-adornments="ExtraLight" style:font-family-generic="swiss" style:font-pitch="variable"/>
    <style:font-face style:name="Liberation Sans" svg:font-family="'Liberation Sans'" style:font-family-generic="swiss" style:font-pitch="variable"/>
    <style:font-face style:name="DejaVu Sans4" svg:font-family="'DejaVu Sans'" style:font-family-generic="system" style:font-pitch="variable"/>
  </office:font-face-decls>
  <office:automatic-styles>
    <style:style style:name="P1" style:family="paragraph" style:parent-style-name="Text_20_body">
      <style:text-properties style:font-name="Courier 10 Pitch"/>
    </style:style>
    <style:style style:name="P2" style:family="paragraph" style:parent-style-name="Text_20_body">
      <style:text-properties style:font-name="Courier 10 Pitch" fo:font-weight="normal" style:font-weight-asian="normal" style:font-weight-complex="normal"/>
    </style:style>
    <style:style style:name="P3" style:family="paragraph" style:parent-style-name="Text_20_body">
      <style:text-properties style:font-name="Courier 10 Pitch" fo:font-style="normal" fo:font-weight="normal" style:font-style-asian="normal" style:font-weight-asian="normal" style:font-style-complex="normal" style:font-weight-complex="normal"/>
    </style:style>
    <style:style style:name="P4" style:family="paragraph" style:parent-style-name="Text_20_body">
      <style:text-properties style:font-name="DejaVu Sans3"/>
    </style:style>
    <style:style style:name="P5" style:family="paragraph" style:parent-style-name="Text_20_body">
      <style:text-properties style:font-name="DejaVu Sans3" fo:font-style="normal" fo:font-weight="normal" style:font-style-asian="normal" style:font-weight-asian="normal" style:font-style-complex="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weight="normal" style:font-weight-asian="normal" style:font-weight-complex="normal"/>
    </style:style>
    <style:style style:name="P9" style:family="paragraph" style:parent-style-name="Heading_20_3">
      <style:text-properties fo:font-style="normal" fo:font-weight="normal" style:font-style-asian="normal" style:font-weight-asian="normal" style:font-style-complex="normal" style:font-weight-complex="normal"/>
    </style:style>
    <style:style style:name="P10" style:family="paragraph" style:parent-style-name="Heading_20_3">
      <style:text-properties fo:font-weight="normal" style:font-weight-asian="normal" style:font-weight-complex="normal"/>
    </style:style>
    <style:style style:name="P11" style:family="paragraph" style:parent-style-name="Heading_20_2">
      <style:text-properties fo:font-style="normal" fo:font-weight="normal" style:font-style-asian="normal" style:font-weight-asian="normal" style:font-style-complex="normal" style:font-weight-complex="normal"/>
    </style:style>
    <style:style style:name="P12" style:family="paragraph" style:parent-style-name="Heading_20_2">
      <style:text-properties fo:font-style="normal" style:font-style-asian="normal" style:font-style-complex="normal"/>
    </style:style>
    <style:style style:name="P13" style:family="paragraph" style:parent-style-name="Standard">
      <style:paragraph-properties fo:break-before="page"/>
    </style:style>
    <style:style style:name="P14" style:family="paragraph" style:parent-style-name="Heading_20_1">
      <style:paragraph-properties fo:margin-left="0cm" fo:margin-right="0cm" fo:text-indent="0cm" style:auto-text-indent="false"/>
    </style:style>
    <style:style style:name="P15" style:family="paragraph" style:parent-style-name="Heading_20_2">
      <style:text-properties fo:font-style="normal" style:font-style-asian="normal" style:font-style-complex="normal"/>
    </style:style>
    <style:style style:name="P16" style:family="paragraph" style:parent-style-name="Heading_20_2">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margin-left="0.159cm" fo:margin-right="0cm" fo:text-indent="0cm" style:auto-text-indent="false"/>
    </style:style>
    <style:style style:name="P18" style:family="paragraph" style:parent-style-name="Text_20_body">
      <style:paragraph-properties fo:margin-left="0.159cm" fo:margin-right="0cm" fo:text-indent="0cm" style:auto-text-indent="false"/>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margin-left="0.159cm" fo:margin-right="0cm" fo:text-indent="0cm" style:auto-text-indent="false" fo:break-before="page"/>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margin-left="0cm" fo:margin-right="0cm" fo:text-indent="0cm" style:auto-text-indent="false"/>
    </style:style>
    <style:style style:name="P23" style:family="paragraph" style:parent-style-name="Heading_20_1">
      <style:paragraph-properties fo:margin-left="0.159cm" fo:margin-right="0cm" fo:text-indent="0cm" style:auto-text-indent="false" fo:break-before="pag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style:font-style-asian="normal"/>
    </style:style>
    <style:style style:name="T7" style:family="text">
      <style:text-properties style:font-style-complex="normal"/>
    </style:style>
    <style:style style:name="T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all structure</text:h>
      <text:p text:style-name="Text_20_body"/>
      <text:h text:style-name="P12" text:outline-level="2">Test Run</text:h>
      <text:p text:style-name="P7">The main class is rtPhpTestRun. This class is responsible for the overall running of one or more test cases.</text:p>
      <text:p text:style-name="P7"/>
      <text:p text:style-name="P7">rtPhpTestRun instantiates the run configuration class (rtRuntestsConfiguration, see Configuration) and then executes a single test or a group of tests.</text:p>
      <text:h text:style-name="P12" text:outline-level="2">Test Group</text:h>
      <text:p text:style-name="P7">A test group (rtPhpTestGroup) is currently defined as all of the tests within a single directory. <text:s/>It seems likely that groups of tests can be run in parallel, teh prototype code is designed to enable that.</text:p>
      <text:p text:style-name="P7"/>
      <text:p text:style-name="P7">There is currently no group configuration class, however, it is possible that one may be required. For example there might be groups of tests that cannot be run at the same time as other groups (tests with REDIRECT?). </text:p>
      <text:h text:style-name="P12" text:outline-level="2">Test case</text:h>
      <text:p text:style-name="P7">Each test case is executed in it's own process. Many classes are associated with the execution of a single test case. The following subsections give a brief description of the responsibilities of each class.</text:p>
      <text:p text:style-name="Text_20_body"/>
      <text:h text:style-name="P23" text:outline-level="1">Run Configuration classes</text:h>
      <text:p text:style-name="P17"/>
      <text:h text:style-name="Heading_20_2" text:outline-level="2">rtRuntestsConfiguration</text:h>
      <text:p text:style-name="P17">The main class in this section - all of the other classes are related to setting options in the run configuration object. There should be OS dependent instances for unix, windows etc. </text:p>
      <text:p text:style-name="P18"/>
      <text:h text:style-name="P12" text:outline-level="2">rtCommandLineOptions</text:h>
      <text:p text:style-name="P22">Instantiated by rtRuntestsConfiguration. Parses the command line options (argv[]) for runt-tests.php</text:p>
      <text:p text:style-name="P22"/>
      <text:h text:style-name="P12" text:outline-level="2">rtEnvironmentVariables</text:h>
      <text:p text:style-name="P7">Get a list of all of the Environment variable and maintains as an array. This is required both establishing configuration settings and to pass to to proc_open() when PHP code is run as part of a test (see rtPhpRunner and <text:s/>testcase/sections/executablesections).</text:p>
      <text:p text:style-name="P7"/>
      <text:h text:style-name="P11" text:outline-level="2">rtAddToCommandLine</text:h>
      <text:p text:style-name="P6">Somewhat bizarrely (to my mind) argv[] for run-tests can be added to using an Environment variable (TEST_PHP_ARGS). This class is instantiated after rtEnviromentVariables and may (if TEST_PHP_ARGS is used) add other options to an instance of rtCommandLineOptions. This is here for compatibility with the old version of run-tests, if no good reason for it comes to light it should go.</text:p>
      <text:p text:style-name="P7"/>
      <text:h text:style-name="P12" text:outline-level="2">rtIniAsCommandLineArgs</text:h>
      <text:p text:style-name="P7">The run-tests code pre-sets a number of <text:s/>ini settings automatically, for example <text:s/>error_reporting. This helps prevent users accidentally picking up different php.ini files which would cause tests to fail. This class maintains a list of ini settings and converts them to -d flags used in teh PHP command line when a test case is run, eg</text:p>
      <text:p text:style-name="P7"/>
      <text:p text:style-name="P7">php_exectuable <text:s text:c="2"/><text:span text:style-name="T5">-d flag1 -d flag2... <text:s text:c="2"/></text:span><text:span text:style-name="T8">test.php <text:s text:c="2"/>test_arguments</text:span></text:p>
      <text:p text:style-name="P7"><text:span text:style-name="T8"/></text:p>
      <text:p text:style-name="P7"><text:span text:style-name="T8">Note that these can be added to using the test case section INI. This class is instantiated from the setting class that builds the php command line, it is also instantiated from the rtTestConfiguration class when a test case contains an INI section.</text:span></text:p>
      <text:h text:style-name="P12" text:outline-level="2"><text:soft-page-break/>rtPreCondition list</text:h>
      <text:p text:style-name="P7">Maintains a list of all of the pre-conditions that must be satisfied before a test run is attempted. For example - check that a PHP executable has been specified.</text:p>
      <text:p text:style-name="P7"/>
      <text:h text:style-name="P12" text:outline-level="2">rtPrecondition</text:h>
      <text:p text:style-name="P7">Parent class for the classes that contain code to check for each pre-condition. See subdirectory 'precoditions' for the sub-classes that perform that checks.</text:p>
      <text:p text:style-name="P7"/>
      <text:h text:style-name="P12" text:outline-level="2">rtSetting</text:h>
      <text:p text:style-name="P7">Parent class for classes that set run configuration settings. See 'setting' directory for sub-classes. Note that run settings can be derived from eith command line options or Environment variables, the functions of teh settings classes is mainly to determine which of these has been used and to set the run configuration accordingly.</text:p>
      <text:p text:style-name="P7"/>
      <text:p text:style-name="P7"/>
      <text:p text:style-name="P19"/>
      <text:h text:style-name="P14" text:outline-level="1">Test Case Classes</text:h>
      <text:p text:style-name="P8"/>
      <text:h text:style-name="P10" text:outline-level="3">rtPhpTestFile</text:h>
      <text:p text:style-name="P8">Reads the contents of a test file, checks that it's a valid test (see precondtions) and removes windows-style line endings.</text:p>
      <text:h text:style-name="P10" text:outline-level="3">rtPhpTest</text:h>
      <text:p text:style-name="P8">The main test case class. Takes the contents of the file read by rtPhpTestFile and creates section objects for each section (see Test Case Sections). The run() method runs any executable sections and then compares teh test out put with the expected output. </text:p>
      <text:p text:style-name="P8"/>
      <text:h text:style-name="P10" text:outline-level="3">rtTestPreCondtion</text:h>
      <text:p text:style-name="P8">There are a number of preconditions that must be met before a test can be run. This is the parent class for preconditions. Preconditions are checked as the test file is read (see section on test precondtions)</text:p>
      <text:h text:style-name="P10" text:outline-level="3">rtTestConfiguration</text:h>
      <text:p text:style-name="P8">The run configuration can be modified by test case sections. The test configuration class implements the modifications and is used by rtFileSection when running the test.</text:p>
      <text:h text:style-name="P10" text:outline-level="3">rtPhpRunner</text:h>
      <text:p text:style-name="P8">As the name suggests, this runs PHP code. It's an almost exact copy of the original run-tests code (system_with_timeout()). No reason to change something that works fine as it is.</text:p>
      <text:h text:style-name="P10" text:outline-level="3">rtPhpTestResults</text:h>
      <text:p text:style-name="P8">Collates the results of running (or attempting to run) a test. If the test has failed ensures that the difference between the expected and actual output is calculated and saved. Decides which files to keep and which to delete. Keeps a record of any saved files and of teh overall status (pass, fail, skip etc) of the test.</text:p>
      <text:p text:style-name="P8"/>
      <text:h text:style-name="P10" text:outline-level="3">rtTestDifference</text:h>
      <text:p text:style-name="P8">Exact copy of the differencing code in the original run-tests. This code is complex, it might be possible to do better but for now it seems best not to try and modify it.</text:p>
      <text:p text:style-name="P8"><text:soft-page-break/></text:p>
      <text:h text:style-name="P10" text:outline-level="3">rtOutputWriter</text:h>
      <text:p text:style-name="P8">Takes the list of test results and writes in the desired format. Is a parent class for various different formats out output class. Currently only the 'list' format is implemented.</text:p>
      <text:p text:style-name="P8"/>
      <text:h text:style-name="Heading_20_1" text:outline-level="1">Configuration</text:h>
      <text:p text:style-name="P13"/>
      <text:h text:style-name="Heading_20_1" text:outline-level="1">Test Section Classes</text:h>
      <text:p text:style-name="Text_20_body"/>
      <text:p text:style-name="Text_20_body">Each test is made up from a number of sections, for example, </text:p>
      <text:p text:style-name="P1">--TEST--</text:p>
      <text:p text:style-name="P1">a title</text:p>
      <text:p text:style-name="P1">--FILE--</text:p>
      <text:p text:style-name="P1">&lt;?php</text:p>
      <text:p text:style-name="P1"><text:tab/>some php code</text:p>
      <text:p text:style-name="P1">?&gt;</text:p>
      <text:p text:style-name="P1">--EXPECT--</text:p>
      <text:p text:style-name="P1">the expected result of running the PHP code. </text:p>
      <text:p text:style-name="P1"/>
      <text:p text:style-name="P4">All sections have a <text:span text:style-name="T1">name </text:span><text:span text:style-name="T3">and some </text:span><text:span text:style-name="T1">contents. </text:span><text:span text:style-name="T3">Sometimes the contents just have information - for example the test title, sometimes the contents are executable, or used to compare against the output.</text:span></text:p>
      <text:p text:style-name="P5"/>
      <text:p text:style-name="P4"><text:span text:style-name="T3">The base class for all sections is </text:span><text:span text:style-name="T4">rtSection. </text:span><text:span text:style-name="T3">This class has a method which initialises the contents to an array of strings.</text:span></text:p>
      <text:p text:style-name="P5"/>
      <text:p text:style-name="P4"><text:span text:style-name="T3">There are four subclasses which extend </text:span><text:span text:style-name="T4">rtSection, </text:span><text:span text:style-name="T3">these are </text:span><text:span text:style-name="T4">rtInformationSection</text:span><text:span text:style-name="T3">, </text:span><text:span text:style-name="T4">rtExecutableSection</text:span><text:span text:style-name="T3">,</text:span><text:span text:style-name="T4"> rtoutputSection</text:span><text:span text:style-name="T3"> and </text:span><text:span text:style-name="T4">rtConfigurationSection. </text:span><text:span text:style-name="T3">Each of these are extended again by classes which represent specific sections. The class hierarchy is shown in the attached ODP charts. </text:span></text:p>
      <text:p text:style-name="P5"/>
      <text:p text:style-name="P5">A brief description of the responsibilities of each class is given below.</text:p>
      <text:p text:style-name="P5"/>
      <text:h text:style-name="P11" text:outline-level="2">Information Sections</text:h>
      <text:h text:style-name="P9" text:outline-level="3">rtTestSection </text:h>
      <text:p text:style-name="P5">This class just contains the test case title.</text:p>
      <text:p text:style-name="P5"/>
      <text:h text:style-name="P9" text:outline-level="3">rtCreditsSection </text:h>
      <text:p text:style-name="P5">This class contains information about who wrote the test</text:p>
      <text:p text:style-name="P5"/>
      <text:h text:style-name="P9" text:outline-level="3"><text:soft-page-break/>rtXfailSection </text:h>
      <text:p text:style-name="P5">The presence of this section in the test indicates that the test is expected to fail. The contents contain information about the reason for an expected failure.</text:p>
      <text:p text:style-name="P5"/>
      <text:h text:style-name="P11" text:outline-level="2">Executable Sections</text:h>
      <text:p text:style-name="P6"/>
      <text:h text:style-name="P9" text:outline-level="3">rtFileSection</text:h>
      <text:p text:style-name="P6">This is the most complex of the sections. The contents represent the PHP code that needs to be run. The section is responsible for assembling the command line that will run the code. The format of the command line is:</text:p>
      <text:p text:style-name="P6"/>
      <text:p text:style-name="P6">php_executable <text:s text:c="3"/>php_arguments <text:s text:c="3"/>test.php <text:s text:c="2"/>test_arguments</text:p>
      <text:p text:style-name="P6"/>
      <text:p text:style-name="P6">Note that both php_arguments aand test_arguments can be modified by other test sections and are therefore supplied from a TestConfiguration object and not from the RunConfiguration.</text:p>
      <text:p text:style-name="P6">The executable code is supplied in a file called <text:span text:style-name="T5">test.php</text:span>, where '<text:span text:style-name="T5">test</text:span>' is the name of the testcase. The file is constructed fron teh test case contents and written by this section.</text:p>
      <text:h text:style-name="P10" text:outline-level="3">rtSkipIfSection</text:h>
      <text:p text:style-name="P8">Executes code to determine if the test should be run or not. For example:</text:p>
      <text:p text:style-name="P2">&lt;?php </text:p>
      <text:p text:style-name="P2">if( substr(PHP_OS, 0, 3) == 'WIN') { </text:p>
      <text:p text:style-name="P2"><text:s text:c="2"/>die('skip Not for Windows'); </text:p>
      <text:p text:style-name="P6">Note that the first word in the comment is always 'skip' or 'warn'. For example in ext/standard/tests/time/001.phpt:</text:p>
      <text:p text:style-name="P6"/>
      <text:p text:style-name="P3">&lt;?php </text:p>
      <text:p text:style-name="P3"><text:s text:c="8"/>if (!function_exists('microtime')) <text:s/></text:p>
      <text:p text:style-name="P3"><text:tab/><text:tab/><text:tab/><text:tab/>die('skip microtime() not available'); </text:p>
      <text:p text:style-name="P3"><text:s text:c="8"/>die('warn system dependent'); </text:p>
      <text:p text:style-name="P3">?&gt; </text:p>
      <text:p text:style-name="Text_20_body">Note: the warning is a pretty strange thing to do as part of a section called SKIPIF. I've implemented it here for compatibility but it would be better to have a separate WARN section</text:p>
      <text:p text:style-name="Text_20_body"/>
      <text:p text:style-name="Text_20_body"/>
      <text:p text:style-name="Text_20_body"><text:soft-page-break/></text:p>
      <text:h text:style-name="P10" text:outline-level="3">rtCleanSection</text:h>
      <text:p text:style-name="P6">This section runs code that should clean up after a test. Many people forget that this is a separate piece of executable code - therefore you can't define $myFile in the body of the test and expect to be able to unling $myFile in the CLEAN section. There are currently 71 tests that need to be fixed because the CLEAN sections are a mess.</text:p>
      <text:p text:style-name="P6"/>
      <text:p text:style-name="P6">The old run-tests code just chucks away any results from running a CLAEN section. In this code if the results of running the clean section are not an empty string then the results are printed out with a WARN flag.</text:p>
      <text:h text:style-name="P12" text:outline-level="2">OutputSections</text:h>
      <text:p text:style-name="P7">These sections deal with the expected output of the test and compare it with the actual output.</text:p>
      <text:h text:style-name="P10" text:outline-level="3">rtExpectSection</text:h>
      <text:p text:style-name="P7"/>
      <text:h text:style-name="P10" text:outline-level="3">rtExpectFSection</text:h>
      <text:p text:style-name="P7"/>
      <text:h text:style-name="P10" text:outline-level="3">rtExectRegexSection</text:h>
      <text:p text:style-name="P7"/>
      <text:h text:style-name="P12" text:outline-level="2">Configuration sections</text:h>
      <text:p text:style-name="P7">These sections have additional configuration information that changes the way that a <text:s/>single test is run</text:p>
      <text:h text:style-name="P10" text:outline-level="3">rtArgsSection</text:h>
      <text:p text:style-name="P8">This section contains command line arguments for the test case. <text:s/>For an example of the usage see</text:p>
      <text:p text:style-name="P8">ext/standard/tests/general_functions/getopt.phpt</text:p>
      <text:p text:style-name="P8"/>
      <text:p text:style-name="P8">Test <text:span text:style-name="T5">test_arguments </text:span>are appended after the testcase as a string preceeded by '--'</text:p>
      <text:p text:style-name="P8"/>
      <text:p text:style-name="P6">php_executable <text:s text:c="3"/>php_arguments <text:s text:c="3"/>test.php <text:s text:c="3"/><text:span text:style-name="T5">test_arguments</text:span></text:p>
      <text:h text:style-name="P10" text:outline-level="3">rtEnvSection</text:h>
      <text:p text:style-name="P8">This section adds any environmental variables that are required by a single <text:soft-page-break/>testcase. For an example of usage see:</text:p>
      <text:p text:style-name="P8">ext/standard/tests/general_functions/parse_ini_basic.phpt </text:p>
      <text:p text:style-name="P8">The environmental variables specified in the test case are appended to the array <text:s/>of environment variables which is constructed in the run configuration and set in teh testsConfiguration</text:p>
      <text:h text:style-name="P10" text:outline-level="3">rtIniSection</text:h>
      <text:p text:style-name="P8">This section adds additional commanline arguments to the PHP command line:</text:p>
      <text:p text:style-name="P6">php_executable <text:s text:c="3"/><text:span text:style-name="T5">php_arguments</text:span> <text:s text:c="3"/>test.php <text:s text:c="3"/>test_arguments</text:p>
      <text:p text:style-name="P6"/>
      <text:p text:style-name="P6">These are added in the form of -d flags and are appended to those already set in the runConfigu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10 Pitch" svg:font-family="'Courier 10 Pitch'" style:font-pitch="fixed"/>
    <style:font-face style:name="Liberation Serif" svg:font-family="'Liberation Serif'" style:font-family-generic="roman" style:font-pitch="variable"/>
    <style:font-face style:name="DejaVu Sans3"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Condensed Oblique" style:font-family-generic="swiss" style:font-pitch="variable"/>
    <style:font-face style:name="DejaVu Sans" svg:font-family="'DejaVu Sans'" style:font-adornments="ExtraLight" style:font-family-generic="swiss" style:font-pitch="variable"/>
    <style:font-face style:name="Liberation Sans" svg:font-family="'Liberation Sans'" style:font-family-generic="swiss" style:font-pitch="variable"/>
    <style:font-face style:name="DejaVu Sans4"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4" style:font-size-asian="10.5pt" style:language-asian="zxx" style:country-asian="none" style:font-name-complex="DejaVu Sans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4" style:font-size-asian="14pt" style:font-name-complex="DejaVu Sans4" style:font-size-complex="14pt"/>
    </style:style>
    <style:style style:name="Text_20_body" style:display-name="Text body" style:family="paragraph" style:parent-style-name="Standard" style:class="text">
      <style:paragraph-properties fo:margin-top="0cm" fo:margin-bottom="0.212cm"/>
      <style:text-properties style:font-name="DejaVu Sans" fo:font-weight="150"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DejaVu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2" fo:font-size="14pt" fo:font-style="oblique"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style:font-name="DejaVu Sans1" fo:font-size="14pt" fo:font-weight="bold" style:font-size-asian="14pt" style:font-weight-asian="bold" style:font-size-complex="14pt" style:font-weight-complex="bold"/>
    </style:style>
    <text:outline-style>
      <text:outline-level-style text:level="1" style:num-format="1">
        <style:list-level-properties text:min-label-distance="0.381cm"/>
      </text:outline-level-style>
      <text:outline-level-style text:level="2" style:num-format="a" text:display-levels="2">
        <style:list-level-properties text:min-label-distance="0.381cm"/>
      </text:outline-level-style>
      <text:outline-level-style text:level="3" style:num-format="i"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zoe</meta:initial-creator>
    <meta:creation-date>2009-03-10T20:55:15</meta:creation-date>
    <dc:creator>zoe</dc:creator>
    <dc:date>2009-04-13T10:37:16</dc:date>
    <meta:editing-cycles>12</meta:editing-cycles>
    <meta:editing-duration>PT4H3M35S</meta:editing-duration>
    <meta:user-defined meta:name="Info 1"/>
    <meta:user-defined meta:name="Info 2"/>
    <meta:user-defined meta:name="Info 3"/>
    <meta:user-defined meta:name="Info 4"/>
    <meta:document-statistic meta:table-count="0" meta:image-count="0" meta:object-count="0" meta:page-count="9" meta:paragraph-count="108" meta:word-count="1504" meta:character-count="9303"/>
  </office:meta>
</office:document-meta>
</file>